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textarea-horizontal-align="justify" draw:textarea-vertical-align="middle" draw:auto-grow-height="false" fo:min-height="0.971cm" fo:min-width="1.6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61cm" fo:min-width="0.79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3.183cm"/>
      <style:paragraph-properties style:writing-mode="lr-tb"/>
    </style:style>
    <style:style style:name="gr5" style:family="graphic" style:parent-style-name="standard">
      <style:graphic-properties draw:stroke="dash" draw:stroke-dash="Long_20_Dash" svg:stroke-width="0.035cm" svg:stroke-color="#800080" draw:marker-start-width="0.252cm" draw:marker-end-width="0.252cm" draw:fill-color="#ffffff" draw:opacity="0%" draw:textarea-horizontal-align="justify" draw:textarea-vertical-align="middle" draw:auto-grow-height="false" fo:min-height="6.447cm" fo:min-width="17.373cm" fo:padding-top="0.142cm" fo:padding-bottom="0.142cm" fo:padding-left="0.267cm" fo:padding-right="0.267cm"/>
    </style:style>
    <style:style style:name="gr6" style:family="graphic" style:parent-style-name="standard" style:list-style-name="L1">
      <style:graphic-properties svg:stroke-color="#81d41a" draw:fill-color="#81d41a" draw:textarea-horizontal-align="justify" draw:textarea-vertical-align="middle" draw:auto-grow-height="false" fo:min-height="0.512cm" fo:min-width="14.867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1.51cm"/>
    </style:style>
    <style:style style:name="gr9" style:family="graphic" style:parent-style-name="standard">
      <style:graphic-properties svg:stroke-color="#ffa6a6" draw:fill-color="#ffa6a6" draw:textarea-horizontal-align="justify" draw:textarea-vertical-align="middle" draw:auto-grow-height="false" fo:min-height="0.893cm" fo:min-width="1.02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11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893cm" fo:min-width="1.024cm"/>
      <style:paragraph-properties style:writing-mode="lr-tb"/>
    </style:style>
    <style:style style:name="gr12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893cm" fo:min-width="1.02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underline-style="none"/>
    </style:style>
    <style:style style:name="P2" style:family="paragraph">
      <style:paragraph-properties fo:text-align="center" style:writing-mode="lr-tb"/>
      <style:text-properties style:font-name="Arial" style:text-underline-style="none"/>
    </style:style>
    <style:style style:name="P3" style:family="paragraph">
      <loext:graphic-properties draw:fill="solid"/>
      <style:paragraph-properties fo:text-align="center"/>
      <style:text-properties style:text-underline-style="none"/>
    </style:style>
    <style:style style:name="P4" style:family="paragraph">
      <style:paragraph-properties fo:text-align="center" style:writing-mode="lr-tb"/>
      <style:text-properties style:text-underline-style="none"/>
    </style:style>
    <style:style style:name="P5" style:family="paragraph">
      <loext:graphic-properties draw:fill-color="#ffffff" draw:opacity="0%"/>
      <style:paragraph-properties fo:text-align="center"/>
      <style:text-properties style:text-underline-style="none"/>
    </style:style>
    <style:style style:name="P6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style:text-underline-style="none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style:font-name="Arial"/>
    </style:style>
    <style:style style:name="P9" style:family="paragraph">
      <loext:graphic-properties draw:fill-color="#ffa6a6"/>
      <style:paragraph-properties fo:text-align="center" style:writing-mode="lr-tb"/>
      <style:text-properties style:font-name="Arial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/>
    </style:style>
    <style:style style:name="P13" style:family="paragraph">
      <loext:graphic-properties draw:fill-color="#bbe33d"/>
      <style:paragraph-properties fo:margin-left="0cm" fo:margin-right="0cm" fo:margin-top="0cm" fo:margin-bottom="0cm" fo:line-height="100%" fo:text-align="center" fo:text-indent="0cm" style:writing-mode="lr-tb"/>
      <style:text-properties style:font-name="Arial"/>
    </style:style>
    <style:style style:name="T1" style:family="text">
      <style:text-properties style:font-name="Arial" fo:font-size="10pt" style:text-underline-style="none" style:font-size-asian="10pt" style:font-size-complex="10pt"/>
    </style:style>
    <style:style style:name="T2" style:family="text">
      <style:text-properties style:font-name="Arial" fo:font-size="14pt" style:text-underline-style="none" style:font-size-asian="14pt" style:font-size-complex="14pt"/>
    </style:style>
    <style:style style:name="T3" style:family="text">
      <style:text-properties fo:font-size="13pt" style:text-underline-style="none" style:font-size-asian="13pt" style:font-size-complex="13pt"/>
    </style:style>
    <style:style style:name="T4" style:family="text">
      <style:text-properties style:text-underline-style="none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font-name="Arial"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159cm" svg:height="1.524cm" svg:x="5.064cm" svg:y="4.362cm">
          <text:p text:style-name="P1"><text:span text:style-name="T1">avg.crd</text:span></text:p>
          <text:p text:style-name="P1"><text:span text:style-name="T1">fit_avg.dcd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2" xml:id="id1" draw:id="id1" draw:layer="layout" svg:width="1.43cm" svg:height="1.291cm" svg:x="2.27cm" svg:y="4.595cm">
          <text:p text:style-name="P2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3.7cm" svg:y1="5.241cm" svg:x2="5.064cm" svg:y2="5.124cm" draw:start-shape="id1" draw:start-glue-point="7" draw:end-shape="id2" draw:end-glue-point="5" svg:d="M3700 5241l1364-117" svg:viewBox="0 0 1365 118">
          <text:p/>
        </draw:connector>
        <draw:custom-shape draw:style-name="gr4" draw:text-style-name="P4" xml:id="id3" draw:id="id3" draw:layer="layout" svg:width="3.683cm" svg:height="1.397cm" svg:x="8.239cm" svg:y="4.362cm">
          <text:p text:style-name="P4"><text:span text:style-name="T3">make_discre_h5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7.223cm" svg:y1="5.124cm" svg:x2="8.239cm" svg:y2="5.061cm" draw:start-shape="id2" draw:start-glue-point="7" draw:end-shape="id3" draw:end-glue-point="5" svg:d="M7223 5124l1016-63" svg:viewBox="0 0 1017 64">
          <text:p/>
        </draw:connector>
        <draw:connector draw:style-name="gr3" draw:text-style-name="P3" draw:layer="layout" draw:type="line" svg:x1="11.922cm" svg:y1="5.06cm" svg:x2="12.578cm" svg:y2="5.103cm" draw:start-shape="id3" svg:d="M11922 5060l656 43" svg:viewBox="0 0 657 44">
          <text:p/>
        </draw:connector>
        <draw:custom-shape draw:style-name="gr5" draw:text-style-name="P5" xml:id="id4" draw:id="id4" draw:layer="layout" svg:width="17.907cm" svg:height="6.731cm" svg:x="1.889cm" svg:y="2.1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5" draw:id="id5" draw:layer="layout" svg:width="15.367cm" svg:height="0.762cm" svg:x="3.159cm" svg:y="1.281cm">
          <text:p text:style-name="P1"><text:span text:style-name="T4">smsl_na/notebooks/curves/setup_preliminary.ipyn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1.889cm" svg:y1="5.508cm" svg:x2="3.159cm" svg:y2="1.662cm" draw:start-shape="id4" draw:start-glue-point="3" draw:end-shape="id5" draw:end-glue-point="5" svg:d="M1889 5508h-519v-3846h1789" svg:viewBox="0 0 1790 3847">
          <text:p/>
        </draw:connector>
        <draw:custom-shape draw:style-name="gr8" draw:text-style-name="P7" draw:layer="layout" svg:width="3.302cm" svg:height="1.524cm" svg:x="12.303cm" svg:y="4.175cm">
          <text:p text:style-name="P7"><text:span text:style-name="T5">discretized.hdf5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  <draw:page draw:name="page2" draw:style-name="dp1" draw:master-page-name="Default">
        <draw:custom-shape draw:style-name="gr9" draw:text-style-name="P9" xml:id="id6" draw:id="id6" draw:layer="layout" svg:width="1.524cm" svg:height="1.143cm" svg:x="8.118cm" svg:y="1.965cm">
          <text:p text:style-name="P8"><text:span text:style-name="T6">rootfolder/{host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0" draw:layer="layout" svg:width="4.572cm" svg:height="2.032cm" svg:x="1.254cm" svg:y="1.381cm">
          <draw:text-box>
            <text:p>Directory Tree</text:p>
          </draw:text-box>
        </draw:frame>
        <draw:connector draw:style-name="gr3" draw:text-style-name="P11" draw:layer="layout" draw:type="line" svg:x1="8.88cm" svg:y1="3.108cm" svg:x2="7.096cm" svg:y2="4.429cm" draw:start-shape="id6" draw:start-glue-point="6" draw:end-shape="id7" draw:end-glue-point="4" svg:d="M8880 3108l-1784 1321" svg:viewBox="0 0 1785 1322">
          <text:p/>
        </draw:connector>
        <draw:custom-shape draw:style-name="gr11" draw:text-style-name="P13" xml:id="id7" draw:id="id7" draw:layer="layout" svg:width="1.524cm" svg:height="1.143cm" svg:x="6.334cm" svg:y="4.429cm">
          <text:p text:style-name="P12"><text:span text:style-name="T7">discretized.hdf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1" draw:layer="layout" draw:type="line" svg:x1="8.88cm" svg:y1="3.108cm" svg:x2="11.795cm" svg:y2="4.429cm" draw:start-shape="id6" draw:start-glue-point="6" draw:end-shape="id8" draw:end-glue-point="4" svg:d="M8880 3108l2915 1321" svg:viewBox="0 0 2916 1322">
          <text:p/>
        </draw:connector>
        <draw:custom-shape draw:style-name="gr12" draw:text-style-name="P13" xml:id="id8" draw:id="id8" draw:layer="layout" svg:width="1.524cm" svg:height="1.143cm" svg:x="11.033cm" svg:y="4.429cm">
          <text:p text:style-name="P12"><text:span text:style-name="T7">theta.hdf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23:36:39.120773012</meta:creation-date>
    <dc:date>2022-02-13T03:12:05.145880002</dc:date>
    <meta:editing-duration>PT8H31M54S</meta:editing-duration>
    <meta:editing-cycles>66</meta:editing-cycles>
    <meta:generator>LibreOffice/6.4.7.2$Linux_X86_64 LibreOffice_project/40$Build-2</meta:generator>
    <meta:document-statistic meta:object-count="16"/>
  </office:meta>
</office:document-meta>
</file>